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tyle="italic" officeooo:rsid="000cf037" officeooo:paragraph-rsid="000fd310" style:font-style-asian="italic" style:font-style-complex="italic"/>
    </style:style>
    <style:style style:name="P2" style:family="paragraph" style:parent-style-name="Standard">
      <style:text-properties officeooo:rsid="000cf037" officeooo:paragraph-rsid="000fd310"/>
    </style:style>
    <style:style style:name="P3" style:family="paragraph" style:parent-style-name="Standard">
      <style:text-properties officeooo:paragraph-rsid="000fd310"/>
    </style:style>
    <style:style style:name="P4" style:family="paragraph" style:parent-style-name="Standard">
      <style:text-properties officeooo:rsid="0010e432" officeooo:paragraph-rsid="0010e432"/>
    </style:style>
    <style:style style:name="P5" style:family="paragraph" style:parent-style-name="Text_20_body">
      <style:text-properties officeooo:rsid="0010e432" officeooo:paragraph-rsid="0010e432"/>
    </style:style>
    <style:style style:name="P6" style:family="paragraph" style:parent-style-name="Text_20_body" style:list-style-name="L1">
      <style:text-properties officeooo:rsid="0010e432"/>
    </style:style>
    <style:style style:name="P7" style:family="paragraph" style:parent-style-name="Quotations">
      <style:text-properties officeooo:rsid="0010e432"/>
    </style:style>
    <style:style style:name="P8" style:family="paragraph" style:parent-style-name="Text_20_body" style:list-style-name="L2">
      <style:text-properties officeooo:rsid="0010e432"/>
    </style:style>
    <style:style style:name="P9" style:family="paragraph" style:parent-style-name="Standard">
      <style:text-properties officeooo:rsid="000cf037"/>
    </style:style>
    <style:style style:name="P10" style:family="paragraph" style:parent-style-name="Standard">
      <style:text-properties officeooo:rsid="000cf037" officeooo:paragraph-rsid="000cf037"/>
    </style:style>
    <style:style style:name="P11" style:family="paragraph" style:parent-style-name="Standard">
      <style:text-properties officeooo:rsid="000ded5c" officeooo:paragraph-rsid="000ded5c"/>
    </style:style>
    <style:style style:name="P12" style:family="paragraph" style:parent-style-name="Standard">
      <style:text-properties officeooo:rsid="000fd310" officeooo:paragraph-rsid="000fd310"/>
    </style:style>
    <style:style style:name="P13" style:family="paragraph" style:parent-style-name="Standard">
      <style:text-properties officeooo:rsid="0010e432" officeooo:paragraph-rsid="000fd310"/>
    </style:style>
    <style:style style:name="P14" style:family="paragraph" style:parent-style-name="Text_20_body">
      <style:text-properties officeooo:rsid="000cf037" officeooo:paragraph-rsid="000cf037"/>
    </style:style>
    <style:style style:name="P15" style:family="paragraph" style:parent-style-name="Text_20_body" style:list-style-name="L3">
      <style:text-properties officeooo:rsid="000cf037"/>
    </style:style>
    <style:style style:name="P16" style:family="paragraph" style:parent-style-name="Text_20_body" style:list-style-name="L4">
      <style:text-properties officeooo:rsid="000cf037"/>
    </style:style>
    <style:style style:name="P17" style:family="paragraph" style:parent-style-name="Quotations">
      <style:text-properties officeooo:rsid="000cf037"/>
    </style:style>
    <style:style style:name="P18" style:family="paragraph" style:parent-style-name="Text_20_body" style:list-style-name="L5">
      <style:text-properties officeooo:rsid="000cf037"/>
    </style:style>
    <style:style style:name="P19" style:family="paragraph" style:parent-style-name="Text_20_body" style:list-style-name="L6">
      <style:text-properties officeooo:rsid="000cf037"/>
    </style:style>
    <style:style style:name="P20" style:family="paragraph" style:parent-style-name="Standard">
      <style:text-properties officeooo:rsid="0012afb0" officeooo:paragraph-rsid="0012afb0"/>
    </style:style>
    <style:style style:name="T1" style:family="text">
      <style:text-properties officeooo:rsid="000cf037"/>
    </style:style>
    <style:style style:name="T2" style:family="text">
      <style:text-properties officeooo:rsid="000fd310"/>
    </style:style>
    <style:style style:name="T3" style:family="text">
      <style:text-properties officeooo:rsid="000ded5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ease generate a working web app using:</text:p>
      <text:p text:style-name="P1">- React (Vite)</text:p>
      <text:p text:style-name="P1">- PocketBase as backend</text:p>
      <text:p text:style-name="P1">- Tailwind CSS for styling</text:p>
      <text:p text:style-name="P1">- Authentication (login/signup)</text:p>
      <text:p text:style-name="P1">- CRUD operations for travel entries (location, item, price, notes)</text:p>
      <text:p text:style-name="P1">- Routing: Home, Add Entry, View Entries, Profile</text:p>
      <text:p text:style-name="P1">- Responsive design (mobile first)</text:p>
      <text:p text:style-name="P1"/>
      <text:p text:style-name="P1">The goal: run locally using `npm run dev`</text:p>
      <text:p text:style-name="P2"/>
      <text:p text:style-name="P3"><text:span text:style-name="T1">I have an app idea I want to prototype. </text:span>building a <text:span text:style-name="Strong_20_Emphasis">full-stack, band-centric song management and rehearsal platform</text:span> </text:p>
      <text:p text:style-name="P3"/>
      <text:p text:style-name="P4">The site is called “SongDeck”</text:p>
      <text:p text:style-name="P4"/>
      <text:p text:style-name="P5"><text:span text:style-name="Strong_20_Emphasis">Tagline Ideas:</text:span></text:p>
      <text:list text:style-name="L1">
        <text:list-item>
          <text:p text:style-name="P6">“Every song. Every set. Every rehearsal. One place.”</text:p>
        </text:list-item>
        <text:list-item>
          <text:p text:style-name="P6">“Organize your music. Master your setlists.”</text:p>
        </text:list-item>
      </text:list>
      <text:p text:style-name="P4"/>
      <text:p text:style-name="P5"><text:span text:style-name="Strong_20_Emphasis">Short Description:</text:span></text:p>
      <text:p text:style-name="P7">SetWise is the ultimate rehearsal and setlist platform for cover bands. Easily find songs from an extensive database, build setlists for live performances, track key, tempo, and performance history. Generate practice playlists, access lyrics, let your fans vote on songs, and rank your band’s readiness — all in one place.</text:p>
      <text:p text:style-name="P4"/>
      <text:p text:style-name="P5"><text:span text:style-name="Strong_20_Emphasis">Longer Description / Feature Highlights:</text:span></text:p>
      <text:list text:style-name="L2">
        <text:list-item>
          <text:p text:style-name="P8"><text:span text:style-name="Strong_20_Emphasis">Discover &amp; Organize Songs:</text:span> Quickly find cover songs with metadata including key, duration, and difficulty.</text:p>
        </text:list-item>
        <text:list-item>
          <text:p text:style-name="P8"><text:span text:style-name="Strong_20_Emphasis">Build Setlists:</text:span> Drag-and-drop songs to create custom setlists for gigs and rehearsals.</text:p>
        </text:list-item>
        <text:list-item>
          <text:p text:style-name="P8"><text:span text:style-name="Strong_20_Emphasis">Performance Tracking:</text:span> Record how often you’ve played each song and rate how well you performed.</text:p>
        </text:list-item>
        <text:list-item>
          <text:p text:style-name="P8"><text:span text:style-name="Strong_20_Emphasis">Practice Tools:</text:span> Generate playlists, access lyrics, and rehearsal notes to optimize practice time.</text:p>
        </text:list-item>
        <text:list-item>
          <text:p text:style-name="P8"><text:span text:style-name="Strong_20_Emphasis">Fan Engagement:</text:span> Let your fans vote for their favorite songs or pick songs for upcoming performances.</text:p>
        </text:list-item>
        <text:list-item>
          <text:p text:style-name="P8"><text:span text:style-name="Strong_20_Emphasis">Insights &amp; Analytics:</text:span> Rank songs by popularity or performance readiness to plan your next gig efficiently.</text:p>
        </text:list-item>
      </text:list>
      <text:p text:style-name="P4"/>
      <text:p text:style-name="P2"/>
      <text:p text:style-name="P2">The brief is:-</text:p>
      <text:p text:style-name="P9"/>
      <text:p text:style-name="P10"><text:soft-page-break/>A cover band setlist ‘designer’. <text:s/>This allows cover bands to pick <text:span text:style-name="T2">already composed </text:span>songs and add them to setlists but there are a couple of important an<text:span text:style-name="T3">d</text:span> unique features about this <text:span text:style-name="T2">which make it an all-in-one app for the identification of material, cataloguing this and assistance in performing it also</text:span>.</text:p>
      <text:p text:style-name="P10"/>
      <text:p text:style-name="P11">Users can create one (or several) band projects, naming each.</text:p>
      <text:p text:style-name="P10"/>
      <text:p text:style-name="P10">The song lists will be directly pulled from the ‘musicbrainz’ open source database. <text:s/>Users will be able to search for songs on the app (which will be using the music brainz database) they can search for song title and this will then show them a list of those songs with the respective artists. <text:s/>They can then choose the specific song to add to their setlist. <text:s/></text:p>
      <text:p text:style-name="P10">There needs to be some way of reducing the number of hits for the songs doen (for example musicbrainz has over 20 versions of ‘somewhere over the rainbow’ listed by various artists on various albums etc.) They could be viewed on popularity or ratings as this is likely to give the most likely song which will be covered. <text:s/><text:span text:style-name="T3">Asking what genre the band is might also help with narrowing this down (though some somgs do not have a genre).</text:span></text:p>
      <text:p text:style-name="P10"/>
      <text:p text:style-name="P11">The data pulled from music brains will be the song title, artist and duration.</text:p>
      <text:p text:style-name="P10"/>
      <text:p text:style-name="P11">Once the songs for the project have been selected they will be imported in to the bands ‘repetoire’. <text:s/>From there then songs can then be added to setlists. <text:s/>These will show the song name (and artist, though this can be toggled on/off) it won’t show the duration, but it will add the durations up allowing users to see how long there set is. <text:s/></text:p>
      <text:p text:style-name="P11"/>
      <text:p text:style-name="P11">There needs to be additional functionality for multiple sets (i.e. if a band is playing 3 sets (or an encore(s))then these could all be added to one ‘show’) and also the ability to add custom breaks (with duration) as well.</text:p>
      <text:p text:style-name="P11"/>
      <text:p text:style-name="P11"/>
      <text:p text:style-name="P11">There are some additional features of the app as well as logging songs and durations to create playlists:-</text:p>
      <text:p text:style-name="P11"/>
      <text:p text:style-name="P11">Key selector. <text:s/>Using either the database in musicbrainz or a resource like ‘tunebat’ to serach for the song the app will be able to populate which key the song is in. <text:s/>If this information is available it should be input along with the rest of the song data.</text:p>
      <text:p text:style-name="P11"/>
      <text:p text:style-name="P11">Song customisation. <text:s/>It will be possible to change the native key of the song (i.e. a a group may want to move a song from C major to Bb major), if so they will be able to annotate this change on the song and be given the option for this to be listed on the setlist (ie. ‘Somewhere over the rainbow Bb’).</text:p>
      <text:p text:style-name="P11"/>
      <text:p text:style-name="P11">Notes. <text:s/>Additionally notes can be added to the setlist, these can either be freehand (ie. ‘lights’ ‘big ending’ or could be picked from pre-populated phrases of pictures (for example a guitarist may want a picture of each of his three guitars and have these put on the setlist so he knows which guitar to use for which song, or he may just want to use ‘guitar #1, guitar#2, guitar #3).</text:p>
      <text:p text:style-name="P11"/>
      <text:p text:style-name="P11">Hyperlinking. <text:s/>Each song can be hypelinked based on the set-up of a users account. <text:s/>The hyperlink will take the user to that song an a music platform (Youtube, Spotify etc). <text:s/>Which platform will depend on which platform they specify as their main listening one in the app settings.</text:p>
      <text:p text:style-name="P11"/>
      <text:p text:style-name="P11">Playlists. <text:s/>Once a setlist is created there will be a way of making a playlist on the users favourite streaming platform of those songs in that order.</text:p>
      <text:p text:style-name="P11"/>
      <text:p text:style-name="P12"><text:soft-page-break/>Music. <text:s/>There will be an additional function which find the music/tablature on the internet for that song and presents a hyperlink to that.</text:p>
      <text:p text:style-name="P12"/>
      <text:p text:style-name="P12">Lyrics. <text:s/>There will be a ‘lyric mode’ which will display the lyrics for a song. <text:s/>I will develop this later but the idea is that when the setlist is in ‘live mode’ you can press play and the lyrics will ‘scroll’ in the app to match the duration of the song so that singers can sing along with these in real time, almost using the app like a teleprompter/karaokee machine. <text:s/>There will be a way of pausing/scrolling <text:s/>this etc using the app.</text:p>
      <text:p text:style-name="P10"/>
      <text:p text:style-name="P12">Printables. <text:s/>A band can input details about the setlist of their logo and they will get a printable pdf of their setlist generated which they can use. <text:s/>This should include features such as ‘date, time, venue details’ as well as the band logo. <text:s/>They will have an option of how many pages they want these to run to (ergo the size of the fonts).</text:p>
      <text:p text:style-name="P12"/>
      <text:p text:style-name="P12"/>
      <text:p text:style-name="P13">To add: Fan voting for new additions. <text:s/>Existing musicians voting for songs to reherase. <text:s/>A way to establish if the song is gig-ready, being learned etc. also to include a function where if a song has not appeared in a set for a long time you will be reminded its time to practice it.</text:p>
      <text:p text:style-name="P10"/>
      <text:p text:style-name="P10"/>
      <text:p text:style-name="P10"/>
      <text:p text:style-name="P14"><text:span text:style-name="Strong_20_Emphasis">Target Audience:</text:span></text:p>
      <text:list text:style-name="L3">
        <text:list-item>
          <text:p text:style-name="P15">Cover bands, tribute acts, rehearsal bands, music schools.</text:p>
        </text:list-item>
        <text:list-item>
          <text:p text:style-name="P15">Solo musicians who perform live with setlists.</text:p>
        </text:list-item>
      </text:list>
      <text:list text:style-name="L4">
        <text:list-item>
          <text:p text:style-name="P16"><text:span text:style-name="Strong_20_Emphasis">Positioning Statement:</text:span></text:p>
        </text:list-item>
      </text:list>
      <text:p text:style-name="P17">“For cover bands who want to rehearse smarter, perform better, and engage fans, SetWise is the one-stop platform to organize songs, track performance, and build setlists — without the chaos of spreadsheets and sticky notes.”</text:p>
      <text:list text:style-name="L5">
        <text:list-item>
          <text:p text:style-name="P18"><text:span text:style-name="Strong_20_Emphasis">Marketing Hooks:</text:span></text:p>
        </text:list-item>
      </text:list>
      <text:list text:style-name="L6">
        <text:list-item>
          <text:p text:style-name="P19">“Never forget a song, key, or tempo again.”</text:p>
        </text:list-item>
        <text:list-item>
          <text:p text:style-name="P19">“Turn your rehearsals into a performance-ready workflow.”</text:p>
        </text:list-item>
        <text:list-item>
          <text:p text:style-name="P19">“Fans vote. Bands play. Everyone wins.”</text:p>
        </text:list-item>
        <text:list-item>
          <text:p text:style-name="P19">“Track, practice, perform, repeat — all in one app.”</text:p>
        </text:list-item>
      </text:list>
      <text:p text:style-name="P10"/>
      <text:p text:style-name="P20">1) Goals and metrics. <text:s/>I want bands and performers in bands to sign up to this as a one stop shop to identify which songs to play and keep track of the bands progress.</text:p>
      <text:p text:style-name="P10"/>
      <text:p text:style-name="P20">2) The audience is the cover band scene, this is usually pop and rock bands</text:p>
      <text:p text:style-name="P20"/>
      <text:p text:style-name="P20">7) Branding/UI. <text:s/>Needs to be un-cluttered, akin to what spotify uses. <text:s/>Dark background, slightly ‘rock fonts’. <text:s/>Ultimately this is going to be used on phones so need to have a straightforward interface.</text:p>
      <text:p text:style-name="P20"/>
      <text:p text:style-name="P20">In terms of users. <text:s/>You need to be able to log in by creating an account but once you have logged in you can share all of your information and editable changes can be made by anyone who you give <text:soft-page-break/>access to. <text:s/>If as a user you log in as ‘Rob’ you will be able to create a project (i.e. ‘Rock Band’) you will then be able to share ‘Rock Band’ with users by sending them an e-mail invite. <text:s/>This will allow them the same user privilages as you within the ‘Rock Band’ profile. <text:s/>Users can create multiple band profiles (ie. ‘Rock Band’ ‘Pop Band’) and share these individual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1T07:45:45.194129600</meta:creation-date>
    <meta:editing-duration>PT35S</meta:editing-duration>
    <meta:editing-cycles>2</meta:editing-cycles>
    <meta:generator>LibreOffice/25.2.5.2$Windows_X86_64 LibreOffice_project/03d19516eb2e1dd5d4ccd751a0d6f35f35e08022</meta:generator>
    <dc:date>2025-10-21T07:46:17.086609400</dc:date>
    <meta:document-statistic meta:table-count="0" meta:image-count="0" meta:object-count="0" meta:page-count="4" meta:paragraph-count="55" meta:word-count="1345" meta:character-count="7648" meta:non-whitespace-character-count="6334"/>
  </office:meta>
</office:document-meta>
</file>